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ae00" style:font-name="Arial" fo:font-size="10pt" style:font-size-asian="10pt" style:font-size-complex="10pt"/>
    </style:style>
    <style:style style:name="P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4pt" style:font-size-asian="14pt" style:font-size-complex="14pt"/>
    </style:style>
    <style:style style:name="P7" style:family="paragraph" style:parent-style-name="Standard">
      <style:text-properties fo:color="#ff0000" style:font-name="Arial" fo:font-size="10pt" style:font-size-asian="10pt" style:font-size-complex="10pt"/>
    </style:style>
    <style:style style:name="P8" style:family="paragraph" style:parent-style-name="Standard">
      <style:text-properties fo:color="#00ae00" style:font-name="Arial" fo:font-size="10pt" style:font-size-asian="10pt" style:font-size-complex="10pt"/>
    </style:style>
    <style:style style:name="P9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Text_20_body">
      <style:text-properties style:font-name="Arial" fo:font-size="14pt" style:font-size-asian="14pt" style:font-size-complex="14pt"/>
    </style:style>
    <style:style style:name="P12" style:family="paragraph" style:parent-style-name="Text_20_body">
      <style:text-properties style:font-name="Arial" fo:font-size="10pt" style:font-size-asian="10pt" style:font-size-complex="10pt"/>
    </style:style>
    <style:style style:name="P13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14" style:family="paragraph" style:parent-style-name="Text_20_body">
      <style:text-properties fo:color="#00ae00"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style:use-window-font-color="true"/>
    </style:style>
    <style:style style:name="T3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odanie nowej biblioteki która rozszerza możliwości doctrine</text:p>
      <text:p text:style-name="P4">1. Do pliku <text:span text:style-name="T3">composer.json </text:span><text:span text:style-name="T2">dodajemy następujący wpis:</text:span></text:p>
      <text:p text:style-name="P4"/>
      <text:p text:style-name="P4"><text:s text:c="4"/>"require": {</text:p>
      <text:p text:style-name="P4">...</text:p>
      <text:p text:style-name="P4"><text:s text:c="8"/>"<text:span text:style-name="T1">beberlei/DoctrineExtensions": "dev-master"</text:span></text:p>
      <text:p text:style-name="P4"><text:s text:c="4"/>},</text:p>
      <text:p text:style-name="P4"/>
      <text:p text:style-name="P4">2. Następnie uruchamiamy komendę</text:p>
      <text:p text:style-name="P4"/>
      <text:p text:style-name="P1">php composer.phar update beberlei/DoctrineExtensions</text:p>
      <text:p text:style-name="P4"/>
      <text:p text:style-name="P7">Uwaga! Z katalogu web mogą zostać usunięte wszystkie style. Należy je przywrócić.</text:p>
      <text:p text:style-name="P4"/>
      <text:p text:style-name="P4">3. W pliku konfiguracyjny ustawiamy nowe własności:</text:p>
      <text:p text:style-name="P4">app\config\<text:span text:style-name="T3">config.yml</text:span></text:p>
      <text:p text:style-name="P4"/>
      <text:p text:style-name="P4"><text:s text:c="4"/>orm:</text:p>
      <text:p text:style-name="P4"><text:s text:c="8"/>auto_generate_proxy_classes: "%kernel.debug%"</text:p>
      <text:p text:style-name="P4"><text:s text:c="8"/>naming_strategy: doctrine.orm.naming_strategy.underscore</text:p>
      <text:p text:style-name="P4"><text:s text:c="8"/>auto_mapping: true</text:p>
      <text:p text:style-name="P2"><text:s text:c="8"/>dql:</text:p>
      <text:p text:style-name="P2"><text:s text:c="12"/>string_functions:</text:p>
      <text:p text:style-name="P2"><text:s text:c="16"/>MONTH: DoctrineExtensions\Query\Mysql\Month</text:p>
      <text:p text:style-name="P2"><text:s text:c="16"/>YEAR: DoctrineExtensions\Query\Mysql\Year</text:p>
      <text:p text:style-name="P4"/>
      <text:p text:style-name="P4"/>
      <text:p text:style-name="P6"/>
      <text:p text:style-name="P6">Dodanie strony wyświtelającej posty przypisane do archiwum</text:p>
      <text:p text:style-name="P4"/>
      <text:p text:style-name="P4">1. Dodajmy nowy routing:</text:p>
      <text:p text:style-name="P4">src\BlogBundle\Resources\config\<text:span text:style-name="T3">routing.yml</text:span></text:p>
      <text:p text:style-name="P2"/>
      <text:p text:style-name="P2">blog_archive:</text:p>
      <text:p text:style-name="P2"><text:s text:c="4"/>path: <text:s text:c="4"/>/archive/{year}/{month}</text:p>
      <text:p text:style-name="P2"><text:s text:c="4"/>defaults: { _controller: "BlogBundle:Post:archive" }</text:p>
      <text:p text:style-name="P4"/>
      <text:p text:style-name="P4">2. Dodajemy metody. Pobranie archiwum oraz wyświetlenie postów z konkretnego miesiąca.</text:p>
      <text:p text:style-name="P4">src\BlogBundle\Repository\<text:span text:style-name="T3">PostRepository.php</text:span></text:p>
      <text:p text:style-name="P4"/>
      <text:p text:style-name="P2"><text:s text:c="4"/>public function getArchives()</text:p>
      <text:p text:style-name="P3"><text:s text:c="4"/>{</text:p>
      <text:p text:style-name="P3"><text:s text:c="8"/>//SELECT year(published_at),month(published_at),count(published_at) FROM `post` group by year(published_at), month(published_at)</text:p>
      <text:p text:style-name="P3"><text:s text:c="8"/></text:p>
      <text:p text:style-name="P3"><text:s text:c="8"/>$qb = $this-&gt;createQueryBuilder('p')</text:p>
      <text:p text:style-name="P3"><text:s text:c="12"/>-&gt;select('p.published_at as publishedat, YEAR(p.published_at) as year, MONTH(p.published_at) as month, COUNT(p.published_at) as post')</text:p>
      <text:p text:style-name="P3"><text:s text:c="12"/>-&gt;groupBy('year')</text:p>
      <text:p text:style-name="P3"><text:s text:c="12"/>-&gt;groupBy('month')</text:p>
      <text:p text:style-name="P3"><text:s text:c="12"/>-&gt;orderBy('p.published_at', 'DESC');</text:p>
      <text:p text:style-name="P3"><text:s text:c="8"/></text:p>
      <text:p text:style-name="P3"><text:s text:c="8"/>$query = $qb-&gt;getQuery();</text:p>
      <text:p text:style-name="P3"><text:s text:c="8"/></text:p>
      <text:p text:style-name="P3"><text:s text:c="8"/>return $query-&gt;getResult();</text:p>
      <text:p text:style-name="P3"><text:s text:c="4"/>}</text:p>
      <text:p text:style-name="P2"><text:s text:c="4"/></text:p>
      <text:p text:style-name="P2"><text:s text:c="4"/>public function getPostFromArchives($year = null, $month = null)</text:p>
      <text:p text:style-name="P3"><text:s text:c="4"/>{</text:p>
      <text:p text:style-name="P3"><text:s text:c="8"/>$qb = $this-&gt;createQueryBuilder('p');</text:p>
      <text:p text:style-name="P3"><text:s text:c="8"/></text:p>
      <text:p text:style-name="P3"><text:soft-page-break/><text:s text:c="8"/>if($year)</text:p>
      <text:p text:style-name="P3"><text:s text:c="8"/>{</text:p>
      <text:p text:style-name="P3"><text:s text:c="12"/>$qb-&gt;andWhere('YEAR(p.published_at) = :year')</text:p>
      <text:p text:style-name="P3"><text:s text:c="14"/>-&gt;setParameter('year', $year);</text:p>
      <text:p text:style-name="P3"><text:s text:c="8"/>}</text:p>
      <text:p text:style-name="P3"><text:s text:c="8"/></text:p>
      <text:p text:style-name="P3"><text:s text:c="8"/>if($month)</text:p>
      <text:p text:style-name="P3"><text:s text:c="8"/>{</text:p>
      <text:p text:style-name="P3"><text:s text:c="12"/>$qb-&gt;andWhere('MONTH(p.published_at) = :month')</text:p>
      <text:p text:style-name="P3"><text:s text:c="14"/>-&gt;setParameter('month', $month);</text:p>
      <text:p text:style-name="P3"><text:s text:c="8"/>}</text:p>
      <text:p text:style-name="P3"><text:s text:c="8"/></text:p>
      <text:p text:style-name="P3"><text:s text:c="8"/>$query = $qb-&gt;getQuery();</text:p>
      <text:p text:style-name="P3"><text:s text:c="8"/></text:p>
      <text:p text:style-name="P3"><text:s text:c="8"/>return $query-&gt;getResult();</text:p>
      <text:p text:style-name="P3"><text:s text:c="4"/>}</text:p>
      <text:p text:style-name="P4"/>
      <text:p text:style-name="P4">3. Do kontrolera podłączamy metody:</text:p>
      <text:p text:style-name="P4">src\BlogBundle\Controller\<text:span text:style-name="T3">PostController.php</text:span></text:p>
      <text:p text:style-name="P4"/>
      <text:p text:style-name="P4"><text:s text:c="4"/>public function indexAction()</text:p>
      <text:p text:style-name="P4"><text:s text:c="4"/>{</text:p>
      <text:p text:style-name="P4"><text:s text:c="8"/>$em = $this-&gt;getDoctrine()-&gt;getManager();</text:p>
      <text:p text:style-name="P4"><text:s text:c="8"/></text:p>
      <text:p text:style-name="P4"><text:s text:c="8"/>$entities = $em-&gt;getRepository('BlogBundle:Post')-&gt;findAll();</text:p>
      <text:p text:style-name="P4"><text:s text:c="8"/></text:p>
      <text:p text:style-name="P4"><text:s text:c="8"/>//$query = $em-&gt;createQuery('SELECT c FROM BlogBundle:Category c LEFT JOIN c.posts p WHERE p.category = c.id');</text:p>
      <text:p text:style-name="P4"><text:s text:c="8"/>//$categories = $query-&gt;getResult();</text:p>
      <text:p text:style-name="P4"><text:s text:c="8"/>$categories = $em-&gt;getRepository('BlogBundle:Category')-&gt;getWithPosts(); //pobranie wszystkich kategorii, które mają posty</text:p>
      <text:p text:style-name="P4"><text:s text:c="8"/></text:p>
      <text:p text:style-name="P4"><text:s text:c="8"/>$tags = $em-&gt;getRepository('BlogBundle:Tag')-&gt;getWithPosts(); //pobranie wszystkich tagów, które mają posty</text:p>
      <text:p text:style-name="P4"><text:s text:c="8"/></text:p>
      <text:p text:style-name="P4"><text:s text:c="8"/><text:span text:style-name="T1">$archives = $em-&gt;getRepository('BlogBundle:Post')-&gt;getArchives();</text:span></text:p>
      <text:p text:style-name="P4"><text:s text:c="8"/></text:p>
      <text:p text:style-name="P4"><text:s text:c="8"/>return $this-&gt;render('BlogBundle:Post:index.html.twig', array(</text:p>
      <text:p text:style-name="P4"><text:s text:c="12"/>'entities' =&gt; $entities,</text:p>
      <text:p text:style-name="P4"><text:s text:c="12"/>'categories' =&gt; $categories,</text:p>
      <text:p text:style-name="P4"><text:s text:c="12"/>'tags' =&gt; $tags,</text:p>
      <text:p text:style-name="P4"><text:s text:c="11"/><text:span text:style-name="T1"><text:s/>'archives' =&gt; $archives,</text:span></text:p>
      <text:p text:style-name="P4"><text:s text:c="8"/>));</text:p>
      <text:p text:style-name="P4"><text:s text:c="4"/>}</text:p>
      <text:p text:style-name="P4"/>
      <text:p text:style-name="P4"><text:s text:c="4"/>public function showAction($id)</text:p>
      <text:p text:style-name="P4"><text:s text:c="4"/>{</text:p>
      <text:p text:style-name="P4"><text:s text:c="8"/>$em = $this-&gt;getDoctrine()-&gt;getManager();</text:p>
      <text:p text:style-name="P4"/>
      <text:p text:style-name="P4"><text:s text:c="8"/>$entity = $em-&gt;getRepository('BlogBundle:Post')-&gt;find($id);</text:p>
      <text:p text:style-name="P4"/>
      <text:p text:style-name="P4"><text:s text:c="8"/>if (!$entity) {</text:p>
      <text:p text:style-name="P4"><text:s text:c="12"/>throw $this-&gt;createNotFoundException('Unable to find Post entity.');</text:p>
      <text:p text:style-name="P4"><text:s text:c="8"/>}</text:p>
      <text:p text:style-name="P4"/>
      <text:p text:style-name="P4"><text:s text:c="8"/>$deleteForm = $this-&gt;createDeleteForm($id);</text:p>
      <text:p text:style-name="P4"><text:s text:c="8"/></text:p>
      <text:p text:style-name="P4"><text:s text:c="8"/>$categories = $em-&gt;getRepository('BlogBundle:Category')-&gt;getWithPosts();</text:p>
      <text:p text:style-name="P4"><text:s text:c="8"/></text:p>
      <text:p text:style-name="P4"><text:s text:c="8"/>$tags = $em-&gt;getRepository('BlogBundle:Tag')-&gt;getWithPosts();</text:p>
      <text:p text:style-name="P4"><text:s text:c="8"/></text:p>
      <text:p text:style-name="P4"><text:s text:c="8"/><text:span text:style-name="T1">$archives = $em-&gt;getRepository('BlogBundle:Post')-&gt;getArchives();</text:span></text:p>
      <text:p text:style-name="P4"/>
      <text:p text:style-name="P4"><text:soft-page-break/><text:s text:c="8"/>return $this-&gt;render('BlogBundle:Post:show.html.twig', array(</text:p>
      <text:p text:style-name="P4"><text:s text:c="12"/>'entity' <text:s text:c="5"/>=&gt; $entity,</text:p>
      <text:p text:style-name="P4"><text:s text:c="12"/>'delete_form' =&gt; $deleteForm-&gt;createView(),</text:p>
      <text:p text:style-name="P4"><text:s text:c="12"/>'categories' <text:s/>=&gt; $categories,</text:p>
      <text:p text:style-name="P4"><text:s text:c="12"/>'tags' <text:s text:c="7"/>=&gt;$tags,</text:p>
      <text:p text:style-name="P4"><text:s text:c="12"/><text:span text:style-name="T1">'archives' =&gt; $archives,</text:span></text:p>
      <text:p text:style-name="P4"><text:s text:c="8"/>));</text:p>
      <text:p text:style-name="P4"><text:s text:c="4"/>}</text:p>
      <text:p text:style-name="P4"><text:s/></text:p>
      <text:p text:style-name="P2"><text:s text:c="4"/>public function archiveAction($year, $month)</text:p>
      <text:p text:style-name="P2"><text:s text:c="4"/>{</text:p>
      <text:p text:style-name="P2"><text:s text:c="8"/>$em = $this-&gt;getDoctrine()-&gt;getManager();</text:p>
      <text:p text:style-name="P2"><text:s text:c="8"/></text:p>
      <text:p text:style-name="P2"><text:s text:c="8"/>$entities = $em-&gt;getRepository('BlogBundle:Post')-&gt;getPostFromArchives($year, $month);</text:p>
      <text:p text:style-name="P2"><text:s text:c="8"/></text:p>
      <text:p text:style-name="P2"><text:s text:c="8"/>$archive = date("F Y", mktime($month, $year));</text:p>
      <text:p text:style-name="P2"/>
      <text:p text:style-name="P2"><text:s text:c="8"/>$categories = $em-&gt;getRepository('BlogBundle:Category')-&gt;getWithPosts();</text:p>
      <text:p text:style-name="P2"><text:s text:c="8"/></text:p>
      <text:p text:style-name="P2"><text:s text:c="8"/>$tags = $em-&gt;getRepository('BlogBundle:Tag')-&gt;getWithPosts();</text:p>
      <text:p text:style-name="P2"><text:s text:c="8"/></text:p>
      <text:p text:style-name="P2"><text:s text:c="8"/>$archives = $em-&gt;getRepository('BlogBundle:Post')-&gt;getArchives();</text:p>
      <text:p text:style-name="P2"><text:s text:c="8"/></text:p>
      <text:p text:style-name="P2"><text:s text:c="8"/>return $this-&gt;render('BlogBundle:Post:archive.html.twig', array(</text:p>
      <text:p text:style-name="P2"><text:s text:c="12"/>'entities' =&gt; $entities, </text:p>
      <text:p text:style-name="P2"><text:s text:c="12"/>'archive' =&gt; $archive,</text:p>
      <text:p text:style-name="P2"><text:s text:c="12"/>'categories' =&gt; $categories,</text:p>
      <text:p text:style-name="P2"><text:s text:c="12"/>'tags' =&gt; $tags,</text:p>
      <text:p text:style-name="P2"><text:s text:c="12"/>'archives' =&gt; $archives,</text:p>
      <text:p text:style-name="P2"><text:s text:c="8"/>));</text:p>
      <text:p text:style-name="P2"><text:s text:c="4"/>}</text:p>
      <text:p text:style-name="P4"/>
      <text:p text:style-name="P4">4. Wyświetlenie archiwum</text:p>
      <text:p text:style-name="P4">src\BlogBundle\Resources\views\Post\<text:span text:style-name="T3">_sidebar.html.twig</text:span> </text:p>
      <text:p text:style-name="P4"/>
      <text:p text:style-name="P3"><text:s text:c="4"/>&lt;!-- Tab panes --&gt;</text:p>
      <text:p text:style-name="P3"><text:s text:c="4"/>&lt;div class="tab-content"&gt;</text:p>
      <text:p text:style-name="P3"><text:s text:c="8"/>&lt;div class="tab-pane fade in active" id="categories"&gt;</text:p>
      <text:p text:style-name="P3"><text:s text:c="12"/>&lt;div class="list-group"&gt;</text:p>
      <text:p text:style-name="P3"><text:s text:c="16"/>&lt;a class="list-group-item" href="{{ path('post') }}"&gt;All&lt;/a&gt;</text:p>
      <text:p text:style-name="P3"><text:s text:c="16"/>{% for category in categories %}</text:p>
      <text:p text:style-name="P3"><text:s text:c="16"/>&lt;a class="list-group-item" href="{{ path('blog_category', { 'slug': category.slug }) }}"&gt; {{ category.name }}&lt;/a&gt;</text:p>
      <text:p text:style-name="P3"><text:s text:c="16"/>{% endfor %}</text:p>
      <text:p text:style-name="P3"><text:s text:c="12"/>&lt;/div&gt;</text:p>
      <text:p text:style-name="P3"><text:s text:c="8"/>&lt;/div&gt;</text:p>
      <text:p text:style-name="P3"><text:s text:c="8"/>&lt;div class="tab-pane fade" id="tags"&gt;</text:p>
      <text:p text:style-name="P3"><text:s text:c="12"/>&lt;div class="list-group"&gt;</text:p>
      <text:p text:style-name="P3"><text:s text:c="16"/>{% for tag in tags %}</text:p>
      <text:p text:style-name="P3"><text:s text:c="16"/>&lt;a class="list-group-item" href="{{ path('blog_tag', { 'slug': tag.slug }) }}"&gt;{{ tag.name }}&lt;/a&gt;</text:p>
      <text:p text:style-name="P3"><text:s text:c="16"/>{% endfor %}</text:p>
      <text:p text:style-name="P3"><text:s text:c="12"/>&lt;/div&gt;</text:p>
      <text:p text:style-name="P3"><text:s text:c="8"/>&lt;/div&gt;</text:p>
      <text:p text:style-name="P3"><text:s text:c="8"/>&lt;div class="tab-pane fade" id="archives"&gt;</text:p>
      <text:p text:style-name="P2"><text:s text:c="12"/>&lt;div class="list-group"&gt;</text:p>
      <text:p text:style-name="P2"><text:s text:c="16"/>{% for archive in archives %}</text:p>
      <text:p text:style-name="P2"><text:s text:c="16"/>{# {{ (archive.year ~ '-' ~ archive.month)|date('F Y') }} #}</text:p>
      <text:p text:style-name="P2"><text:s text:c="16"/>&lt;a class="list-group-item" href="{{ path('blog_archive', { 'year': archive.year, 'month': archive.month }) }}"&gt;{{ archive.publishedat|date('F Y') }} ({{ archive.post }})&lt;/a&gt;</text:p>
      <text:p text:style-name="P2"><text:s text:c="16"/>{% endfor %}</text:p>
      <text:p text:style-name="P2"><text:s text:c="12"/>&lt;/div&gt;</text:p>
      <text:p text:style-name="P3"><text:s text:c="8"/>&lt;/div&gt;</text:p>
      <text:p text:style-name="P3"><text:s text:c="4"/>&lt;/div&gt;</text:p>
      <text:p text:style-name="P4"><text:soft-page-break/><text:span text:style-name="T2">5. Stworzenie templatki wyswietlającej posty z archiwum</text:span></text:p>
      <text:p text:style-name="P4"><text:span text:style-name="T2">src\BlogBundle\Resources\views\Post\</text:span><text:span text:style-name="T1">archive.html.twig</text:span></text:p>
      <text:p text:style-name="P4"/>
      <text:p text:style-name="P4">{% extends 'BlogBundle::base.html.twig' %}</text:p>
      <text:p text:style-name="P4"/>
      <text:p text:style-name="P4">{% block title %}Blog{% endblock %}</text:p>
      <text:p text:style-name="P4"/>
      <text:p text:style-name="P4">{% block stylesheets %}{% endblock %}</text:p>
      <text:p text:style-name="P4"/>
      <text:p text:style-name="P4">{% block javascripts %}{% endblock %}</text:p>
      <text:p text:style-name="P4"/>
      <text:p text:style-name="P4">{% block body -%}</text:p>
      <text:p text:style-name="P4"><text:s text:c="4"/></text:p>
      <text:p text:style-name="P4">&lt;div class="container"&gt;</text:p>
      <text:p text:style-name="P4"><text:s text:c="4"/>&lt;div class="row"&gt; <text:s text:c="3"/></text:p>
      <text:p text:style-name="P4"><text:s text:c="4"/><text:tab/>&lt;div class="col-lg-12"&gt;</text:p>
      <text:p text:style-name="P4"><text:s text:c="12"/>&lt;div class="page-header"&gt;</text:p>
      <text:p text:style-name="P4"><text:s text:c="16"/>&lt;h2&gt;Archive: {{ archive }}&lt;/h2&gt;</text:p>
      <text:p text:style-name="P4"><text:s text:c="12"/>&lt;/div&gt;</text:p>
      <text:p text:style-name="P4"><text:s text:c="12"/>&lt;ul class="breadcrumb"&gt;</text:p>
      <text:p text:style-name="P4"><text:s text:c="16"/>&lt;li&gt;&lt;a href="{{ path('blog_homepage') }}"&gt;Start&lt;/a&gt;&lt;/li&gt;</text:p>
      <text:p text:style-name="P4"><text:s text:c="16"/>&lt;li&gt;&lt;a href="{{ path('post') }}"&gt;Blog&lt;/a&gt;&lt;/li&gt;</text:p>
      <text:p text:style-name="P4"><text:s text:c="16"/>&lt;li class="active"&gt;Archive: {{ archive }}&lt;/li&gt;</text:p>
      <text:p text:style-name="P4"><text:s text:c="12"/>&lt;/ul&gt;</text:p>
      <text:p text:style-name="P4"><text:s text:c="4"/><text:tab/>&lt;/div&gt;</text:p>
      <text:p text:style-name="P4"><text:s text:c="4"/>&lt;/div&gt;</text:p>
      <text:p text:style-name="P4"><text:s text:c="4"/>&lt;div class="row"&gt;</text:p>
      <text:p text:style-name="P4"><text:s text:c="8"/>&lt;div class="col-md-8"&gt;</text:p>
      <text:p text:style-name="P4"><text:s text:c="8"/>{% for entity in entities %}</text:p>
      <text:p text:style-name="P4"><text:s text:c="12"/>&lt;h2&gt;&lt;a href="{{ path('post_show', { 'id': entity.id, 'category': entity.category.slug, 'title': entity.titleslug }) }}"&gt;{{ entity.title|title|raw }}&lt;/a&gt;&lt;/h2&gt;</text:p>
      <text:p text:style-name="P4"><text:s text:c="12"/>&lt;p&gt;</text:p>
      <text:p text:style-name="P4"><text:s text:c="16"/>&lt;i class="fa fa-calendar"&gt;&lt;/i&gt; &lt;a href="#"&gt;{% if entity.publishedat %}{{ entity.publishedat|date('l, F j, Y') }}{% endif %}&lt;/a&gt; | </text:p>
      <text:p text:style-name="P4"><text:s text:c="16"/>&lt;i class="fa fa-user"&gt;&lt;/i&gt; &lt;a href="#"&gt;{{ entity.authoremail }}&lt;/a&gt; |</text:p>
      <text:p text:style-name="P4"><text:s text:c="16"/>&lt;i class="fa fa-share-alt"&gt;&lt;/i&gt; &lt;a href="{{ path('blog_category', { 'slug': entity.category.slug }) }}"&gt;{{ entity.category }}&lt;/a&gt;</text:p>
      <text:p text:style-name="P4"><text:s text:c="12"/>&lt;/p&gt;</text:p>
      <text:p text:style-name="P4"><text:s text:c="12"/>&lt;p&gt;</text:p>
      <text:p text:style-name="P4"><text:s text:c="16"/>{{ entity.excerpt|raw|slice(0, 300) }}</text:p>
      <text:p text:style-name="P4"><text:s text:c="16"/>{{ entity.excerpt|length &gt; 300 ? '[...]' : ''}}</text:p>
      <text:p text:style-name="P4"><text:s text:c="16"/>{#{{ entity.excerpt|length &gt; 300 ? entity.excerpt|raw|slice(0,300) ~ '[...]' : entity.excerpt|raw }}#}</text:p>
      <text:p text:style-name="P4"><text:s text:c="12"/>&lt;/p&gt;</text:p>
      <text:p text:style-name="P4"><text:s text:c="12"/>&lt;a class="pull-right btn btn-primary" href="{{ path('post_show', { 'id': entity.id, 'category': entity.category.slug, 'title': entity.titleslug }) }}"&gt;Read More &lt;i class="fa fa-angle-right"&gt;&lt;/i&gt;&lt;/a&gt;</text:p>
      <text:p text:style-name="P4"><text:s text:c="12"/>&lt;p&gt;Tag: </text:p>
      <text:p text:style-name="P4"><text:s text:c="12"/>{% for tag in entity.tags %}</text:p>
      <text:p text:style-name="P4"><text:s text:c="16"/>&lt;a class="btn btn-default btn-xs" href="{{ path('blog_tag', { 'slug': tag.slug }) }}"&gt;{{ tag.name }}&lt;/a&gt;</text:p>
      <text:p text:style-name="P4"><text:s text:c="12"/>{% endfor %} </text:p>
      <text:p text:style-name="P4"><text:s text:c="12"/>&lt;/p&gt;</text:p>
      <text:p text:style-name="P4"><text:s text:c="12"/>&lt;div class="clearfix"&gt;&lt;/div&gt;</text:p>
      <text:p text:style-name="P4"><text:s text:c="12"/>&lt;hr/&gt;</text:p>
      <text:p text:style-name="P4"><text:s text:c="8"/>{% endfor %} </text:p>
      <text:p text:style-name="P4"><text:s text:c="8"/>&lt;/div&gt;</text:p>
      <text:p text:style-name="P4"><text:s text:c="8"/>&lt;div class="col-md-4"&gt;</text:p>
      <text:p text:style-name="P4"><text:s text:c="12"/>{{ include('BlogBundle:Post:_sidebar.html.twig', { 'categories': categories, 'tags': tags, 'archives': archives }) }}</text:p>
      <text:p text:style-name="P4"><text:s text:c="8"/>&lt;/div&gt;</text:p>
      <text:p text:style-name="P4"><text:s text:c="4"/>&lt;/div&gt;</text:p>
      <text:p text:style-name="P4">&lt;/div&gt;</text:p>
      <text:p text:style-name="P4"/>
      <text:p text:style-name="P4">{% endblock %}</text:p>
      <text:p text:style-name="P4"/>
      <text:p text:style-name="P12"><text:soft-page-break/>6. Dodanie archiwum w <text:s/><text:span text:style-name="T3">CategoryController i TagController</text:span></text:p>
      <text:p text:style-name="P12">src\BlogBundle\Controller\<text:span text:style-name="T3">CategoryController.php </text:span></text:p>
      <text:p text:style-name="P4"><text:s text:c="4"/>public function showAction($slug)</text:p>
      <text:p text:style-name="P4"><text:s text:c="4"/>{</text:p>
      <text:p text:style-name="P4"><text:s text:c="8"/>$em = $this-&gt;getDoctrine()-&gt;getManager();</text:p>
      <text:p text:style-name="P4"><text:s/></text:p>
      <text:p text:style-name="P4"><text:s text:c="8"/>$category = $em-&gt;getRepository('BlogBundle:Category')-&gt;findOneBySlug($slug);</text:p>
      <text:p text:style-name="P4"><text:s text:c="8"/></text:p>
      <text:p text:style-name="P4"><text:s text:c="8"/>if (!$category) {</text:p>
      <text:p text:style-name="P4"><text:s text:c="12"/>throw $this-&gt;createNotFoundException('Unable to find Category entity.');</text:p>
      <text:p text:style-name="P4"><text:s text:c="8"/>}</text:p>
      <text:p text:style-name="P4"><text:s text:c="8"/></text:p>
      <text:p text:style-name="P4"><text:s text:c="8"/>$category-&gt;setActivePosts($em-&gt;getRepository('BlogBundle:Post')-&gt;getPostsFromCategory($category-&gt;getId()));</text:p>
      <text:p text:style-name="P4"><text:s text:c="8"/></text:p>
      <text:p text:style-name="P4"><text:s text:c="8"/>$categories = $em-&gt;getRepository('BlogBundle:Category')-&gt;getWithPosts(); //pobranie wszystkich kategorii, które mają posty</text:p>
      <text:p text:style-name="P4"><text:s text:c="8"/></text:p>
      <text:p text:style-name="P4"><text:s text:c="8"/>$tags = $em-&gt;getRepository('BlogBundle:Tag')-&gt;getWithPosts(); //pobranie wszystkich tagów, które mają posty</text:p>
      <text:p text:style-name="P4"><text:s text:c="8"/></text:p>
      <text:p text:style-name="P4"><text:s text:c="8"/><text:span text:style-name="T1">$archives = $em-&gt;getRepository('BlogBundle:Post')-&gt;getArchives();</text:span></text:p>
      <text:p text:style-name="P4"><text:s text:c="8"/></text:p>
      <text:p text:style-name="P4"><text:s text:c="8"/>return $this-&gt;render('BlogBundle:Category:show.html.twig', array(</text:p>
      <text:p text:style-name="P4"><text:s text:c="12"/>'category' =&gt; $category,</text:p>
      <text:p text:style-name="P4"><text:s text:c="12"/>'categories' =&gt; $categories,</text:p>
      <text:p text:style-name="P4"><text:s text:c="12"/>'tags' =&gt; $tags,</text:p>
      <text:p text:style-name="P4"><text:s text:c="12"/><text:span text:style-name="T1">'archives' =&gt; $archives,</text:span></text:p>
      <text:p text:style-name="P4"><text:s text:c="8"/>));</text:p>
      <text:p text:style-name="P4"><text:s text:c="4"/>}</text:p>
      <text:p text:style-name="P4"/>
      <text:p text:style-name="P12">src\BlogBundle\Controller\<text:span text:style-name="T3">TagController.php </text:span></text:p>
      <text:p text:style-name="P4"><text:s text:c="4"/>public function showAction($slug)</text:p>
      <text:p text:style-name="P4"><text:s text:c="4"/>{</text:p>
      <text:p text:style-name="P4"><text:s text:c="8"/>$em = $this-&gt;getDoctrine()-&gt;getManager();</text:p>
      <text:p text:style-name="P4"><text:s/></text:p>
      <text:p text:style-name="P4"><text:s text:c="8"/>$tag = $em-&gt;getRepository('BlogBundle:Tag')-&gt;findOneBySlug($slug);</text:p>
      <text:p text:style-name="P4"><text:s text:c="8"/></text:p>
      <text:p text:style-name="P4"><text:s text:c="8"/>if (!$tag) {</text:p>
      <text:p text:style-name="P4"><text:s text:c="12"/>throw $this-&gt;createNotFoundException('Unable to find Tag entity.');</text:p>
      <text:p text:style-name="P4"><text:s text:c="8"/>}</text:p>
      <text:p text:style-name="P4"><text:s text:c="8"/></text:p>
      <text:p text:style-name="P4"><text:s text:c="8"/>$tag-&gt;setActivePosts($em-&gt;getRepository('BlogBundle:Post')-&gt;getPostsFromTag($tag-&gt;getId()));</text:p>
      <text:p text:style-name="P4"><text:s text:c="8"/></text:p>
      <text:p text:style-name="P4"><text:s text:c="8"/>$categories = $em-&gt;getRepository('BlogBundle:Category')-&gt;getWithPosts(); //pobranie wszystkich kategorii, które mają posty</text:p>
      <text:p text:style-name="P4"><text:s text:c="8"/></text:p>
      <text:p text:style-name="P4"><text:s text:c="8"/>$tags = $em-&gt;getRepository('BlogBundle:Tag')-&gt;getWithPosts(); //pobranie wszystkich tagów, które mają posty</text:p>
      <text:p text:style-name="P4"><text:s text:c="8"/></text:p>
      <text:p text:style-name="P4"><text:s text:c="8"/><text:span text:style-name="T1">$archives = $em-&gt;getRepository('BlogBundle:Post')-&gt;getArchives();</text:span></text:p>
      <text:p text:style-name="P4"><text:s text:c="8"/></text:p>
      <text:p text:style-name="P4"><text:s text:c="8"/>return $this-&gt;render('BlogBundle:Tag:show.html.twig', array(</text:p>
      <text:p text:style-name="P4"><text:s text:c="12"/>'tag' =&gt; $tag,</text:p>
      <text:p text:style-name="P4"><text:s text:c="12"/>'categories' =&gt; $categories,</text:p>
      <text:p text:style-name="P4"><text:s text:c="12"/>'tags' =&gt; $tags,</text:p>
      <text:p text:style-name="P4"><text:s text:c="12"/><text:span text:style-name="T1">'archives' =&gt; $archives,</text:span></text:p>
      <text:p text:style-name="P4"><text:s text:c="8"/>));</text:p>
      <text:p text:style-name="P4"><text:s text:c="4"/>}</text:p>
      <text:p text:style-name="P4"/>
      <text:p text:style-name="P4"/>
      <text:p text:style-name="P4"><text:soft-page-break/>7. Dodanie zmiennej archives w templatkach:</text:p>
      <text:p text:style-name="P4"/>
      <text:p text:style-name="P13">src\BlogBundle\Resources\views\Category\<text:span text:style-name="T3">show.html.twig</text:span></text:p>
      <text:p text:style-name="P13">src\BlogBundle\Resources\views\Tag\<text:span text:style-name="T3">show.html.twig</text:span></text:p>
      <text:p text:style-name="P13">src\BlogBundle\Resources\views\Post\<text:span text:style-name="T3">index.html.twig</text:span></text:p>
      <text:p text:style-name="P13">src\BlogBundle\Resources\views\Post\<text:span text:style-name="T3">show.html.twig</text:span></text:p>
      <text:p text:style-name="P13">src\BlogBundle\Resources\views\Post\<text:span text:style-name="T1">archive.html.twig</text:span></text:p>
      <text:p text:style-name="P4"><text:s text:c="8"/>&lt;div class="col-md-4"&gt;</text:p>
      <text:p text:style-name="P4"><text:s text:c="12"/>{{ include('BlogBundle:Post:_sidebar.html.twig', { 'categories': categories, 'tags': tags, <text:span text:style-name="T1">'archives': archives</text:span> }) }}</text:p>
      <text:p text:style-name="P4"><text:s text:c="8"/>&lt;/div&gt;</text:p>
      <text:p text:style-name="P4"/>
      <text:p text:style-name="P4"/>
      <text:p text:style-name="P6">Dodanie Recent Posts</text:p>
      <text:p text:style-name="P12">1. W metodach dodajemy wpisy, które pobiorą 10 ostatnio dodanych postów:</text:p>
      <text:p text:style-name="P12">src\BlogBundle\Controller\<text:span text:style-name="T3">PostController.php</text:span><text:span text:style-name="T1"> </text:span></text:p>
      <text:p text:style-name="P4"/>
      <text:p text:style-name="P4"><text:s text:c="4"/>public function indexAction()</text:p>
      <text:p text:style-name="P4"><text:s text:c="4"/>{</text:p>
      <text:p text:style-name="P4"><text:s text:c="8"/>$em = $this-&gt;getDoctrine()-&gt;getManager();</text:p>
      <text:p text:style-name="P4"><text:s text:c="8"/></text:p>
      <text:p text:style-name="P4"><text:s text:c="8"/>$entities = $em-&gt;getRepository('BlogBundle:Post')-&gt;findAll();</text:p>
      <text:p text:style-name="P4"><text:s text:c="8"/></text:p>
      <text:p text:style-name="P4"><text:s text:c="8"/>//$query = $em-&gt;createQuery('SELECT c FROM BlogBundle:Category c LEFT JOIN c.posts p WHERE p.category = c.id');</text:p>
      <text:p text:style-name="P4"><text:s text:c="8"/>//$categories = $query-&gt;getResult();</text:p>
      <text:p text:style-name="P4"><text:s text:c="8"/>$categories = $em-&gt;getRepository('BlogBundle:Category')-&gt;getWithPosts(); //pobranie wszystkich kategorii, które mają posty</text:p>
      <text:p text:style-name="P4"><text:s text:c="8"/></text:p>
      <text:p text:style-name="P4"><text:s text:c="8"/>$tags = $em-&gt;getRepository('BlogBundle:Tag')-&gt;getWithPosts(); //pobranie wszystkich tagów, które mają posty</text:p>
      <text:p text:style-name="P4"><text:s text:c="8"/></text:p>
      <text:p text:style-name="P4"><text:s text:c="8"/>$archives = $em-&gt;getRepository('BlogBundle:Post')-&gt;getArchives();</text:p>
      <text:p text:style-name="P4"><text:s text:c="8"/></text:p>
      <text:p text:style-name="P4"><text:s text:c="8"/><text:span text:style-name="T1">$recent_posts = $em-&gt;getRepository('BlogBundle:Post')-&gt;findBy(array(), array(), 10);</text:span></text:p>
      <text:p text:style-name="P4"><text:s text:c="8"/></text:p>
      <text:p text:style-name="P4"><text:s text:c="8"/>return $this-&gt;render('BlogBundle:Post:index.html.twig', array(</text:p>
      <text:p text:style-name="P4"><text:s text:c="12"/>'entities' =&gt; $entities,</text:p>
      <text:p text:style-name="P4"><text:s text:c="12"/>'categories' =&gt; $categories,</text:p>
      <text:p text:style-name="P4"><text:s text:c="12"/>'tags' =&gt; $tags,</text:p>
      <text:p text:style-name="P4"><text:s text:c="12"/>'archives' =&gt; $archives,</text:p>
      <text:p text:style-name="P4"><text:s text:c="12"/><text:span text:style-name="T1">'recent_posts' =&gt; $recent_posts,</text:span></text:p>
      <text:p text:style-name="P4"><text:s text:c="8"/>));</text:p>
      <text:p text:style-name="P4"><text:s text:c="4"/>}</text:p>
      <text:p text:style-name="P4"/>
      <text:p text:style-name="P4"><text:s text:c="4"/>public function showAction($id)</text:p>
      <text:p text:style-name="P4"><text:s text:c="4"/>{</text:p>
      <text:p text:style-name="P4"><text:s text:c="8"/>$em = $this-&gt;getDoctrine()-&gt;getManager();</text:p>
      <text:p text:style-name="P4"/>
      <text:p text:style-name="P4"><text:s text:c="8"/>$entity = $em-&gt;getRepository('BlogBundle:Post')-&gt;find($id);</text:p>
      <text:p text:style-name="P4"/>
      <text:p text:style-name="P4"><text:s text:c="8"/>if (!$entity) {</text:p>
      <text:p text:style-name="P4"><text:s text:c="12"/>throw $this-&gt;createNotFoundException('Unable to find Post entity.');</text:p>
      <text:p text:style-name="P4"><text:s text:c="8"/>}</text:p>
      <text:p text:style-name="P4"/>
      <text:p text:style-name="P4"><text:s text:c="8"/>$deleteForm = $this-&gt;createDeleteForm($id);</text:p>
      <text:p text:style-name="P4"><text:s text:c="8"/></text:p>
      <text:p text:style-name="P4"><text:s text:c="8"/>$categories = $em-&gt;getRepository('BlogBundle:Category')-&gt;getWithPosts();</text:p>
      <text:p text:style-name="P4"><text:s text:c="8"/></text:p>
      <text:p text:style-name="P4"><text:soft-page-break/><text:s text:c="8"/>$tags = $em-&gt;getRepository('BlogBundle:Tag')-&gt;getWithPosts();</text:p>
      <text:p text:style-name="P4"><text:s text:c="8"/></text:p>
      <text:p text:style-name="P4"><text:s text:c="8"/>$archives = $em-&gt;getRepository('BlogBundle:Post')-&gt;getArchives();</text:p>
      <text:p text:style-name="P4"><text:s text:c="8"/></text:p>
      <text:p text:style-name="P4"><text:s text:c="8"/><text:span text:style-name="T1">$recent_posts = $em-&gt;getRepository('BlogBundle:Post')-&gt;findBy(array(), array(), 10);</text:span></text:p>
      <text:p text:style-name="P4"/>
      <text:p text:style-name="P4"><text:s text:c="8"/>return $this-&gt;render('BlogBundle:Post:show.html.twig', array(</text:p>
      <text:p text:style-name="P4"><text:s text:c="12"/>'entity' <text:s text:c="5"/>=&gt; $entity,</text:p>
      <text:p text:style-name="P4"><text:s text:c="12"/>'delete_form' =&gt; $deleteForm-&gt;createView(),</text:p>
      <text:p text:style-name="P4"><text:s text:c="12"/>'categories' <text:s/>=&gt; $categories,</text:p>
      <text:p text:style-name="P4"><text:s text:c="12"/>'tags' <text:s text:c="7"/>=&gt;$tags,</text:p>
      <text:p text:style-name="P4"><text:s text:c="12"/>'archives' =&gt; $archives,</text:p>
      <text:p text:style-name="P4"><text:s text:c="12"/><text:span text:style-name="T1">'recent_posts' =&gt; $recent_posts,</text:span></text:p>
      <text:p text:style-name="P4"><text:s text:c="8"/>));</text:p>
      <text:p text:style-name="P4"><text:s text:c="4"/>}</text:p>
      <text:p text:style-name="P4"/>
      <text:p text:style-name="P4"><text:s text:c="4"/>public function archiveAction($year, $month)</text:p>
      <text:p text:style-name="P4"><text:s text:c="4"/>{</text:p>
      <text:p text:style-name="P4"><text:s text:c="8"/>$em = $this-&gt;getDoctrine()-&gt;getManager();</text:p>
      <text:p text:style-name="P4"><text:s text:c="8"/></text:p>
      <text:p text:style-name="P4"><text:s text:c="8"/>$entities = $em-&gt;getRepository('BlogBundle:Post')-&gt;getPostFromArchives($year, $month);</text:p>
      <text:p text:style-name="P4"><text:s text:c="8"/></text:p>
      <text:p text:style-name="P4"><text:s text:c="8"/>$archive = date("F Y", mktime($month, $year));</text:p>
      <text:p text:style-name="P4"/>
      <text:p text:style-name="P4"><text:s text:c="8"/>$categories = $em-&gt;getRepository('BlogBundle:Category')-&gt;getWithPosts();</text:p>
      <text:p text:style-name="P4"><text:s text:c="8"/></text:p>
      <text:p text:style-name="P4"><text:s text:c="8"/>$tags = $em-&gt;getRepository('BlogBundle:Tag')-&gt;getWithPosts();</text:p>
      <text:p text:style-name="P4"><text:s text:c="8"/></text:p>
      <text:p text:style-name="P4"><text:s text:c="8"/>$archives = $em-&gt;getRepository('BlogBundle:Post')-&gt;getArchives();</text:p>
      <text:p text:style-name="P4"><text:s text:c="8"/></text:p>
      <text:p text:style-name="P4"><text:s text:c="8"/><text:span text:style-name="T1">$recent_posts = $em-&gt;getRepository('BlogBundle:Post')-&gt;findBy(array(), array(), 10);</text:span></text:p>
      <text:p text:style-name="P4"><text:s text:c="8"/></text:p>
      <text:p text:style-name="P4"><text:s text:c="8"/>return $this-&gt;render('BlogBundle:Post:archive.html.twig', array(</text:p>
      <text:p text:style-name="P4"><text:s text:c="12"/>'entities' =&gt; $entities, </text:p>
      <text:p text:style-name="P4"><text:s text:c="12"/>'archive' =&gt; $archive,</text:p>
      <text:p text:style-name="P4"><text:s text:c="12"/>'categories' =&gt; $categories,</text:p>
      <text:p text:style-name="P4"><text:s text:c="12"/>'tags' =&gt; $tags,</text:p>
      <text:p text:style-name="P4"><text:s text:c="12"/>'archives' =&gt; $archives,</text:p>
      <text:p text:style-name="P4"><text:s text:c="12"/><text:span text:style-name="T1">'recent_posts' =&gt; $recent_posts,</text:span></text:p>
      <text:p text:style-name="P4"><text:s text:c="8"/>));</text:p>
      <text:p text:style-name="P4"><text:s text:c="4"/>}</text:p>
      <text:p text:style-name="P4"/>
      <text:p text:style-name="P12">src\BlogBundle\Controller\<text:span text:style-name="T3">CategoryController.php</text:span><text:span text:style-name="T1"> </text:span></text:p>
      <text:p text:style-name="P4"><text:s text:c="4"/>public function showAction($slug)</text:p>
      <text:p text:style-name="P4"><text:s text:c="4"/>{</text:p>
      <text:p text:style-name="P4"><text:s text:c="8"/>$em = $this-&gt;getDoctrine()-&gt;getManager();</text:p>
      <text:p text:style-name="P4"><text:s/></text:p>
      <text:p text:style-name="P4"><text:s text:c="8"/>$category = $em-&gt;getRepository('BlogBundle:Category')-&gt;findOneBySlug($slug);</text:p>
      <text:p text:style-name="P4"><text:s text:c="8"/></text:p>
      <text:p text:style-name="P4"><text:s text:c="8"/>if (!$category) {</text:p>
      <text:p text:style-name="P4"><text:s text:c="12"/>throw $this-&gt;createNotFoundException('Unable to find Category entity.');</text:p>
      <text:p text:style-name="P4"><text:s text:c="8"/>}</text:p>
      <text:p text:style-name="P4"><text:s text:c="8"/></text:p>
      <text:p text:style-name="P4"><text:s text:c="8"/>$category-&gt;setActivePosts($em-&gt;getRepository('BlogBundle:Post')-&gt;getPostsFromCategory($category-&gt;getId()));</text:p>
      <text:p text:style-name="P4"><text:s text:c="8"/></text:p>
      <text:p text:style-name="P4"><text:s text:c="8"/>$categories = $em-&gt;getRepository('BlogBundle:Category')-&gt;getWithPosts(); //pobranie wszystkich kategorii, które mają posty</text:p>
      <text:p text:style-name="P4"><text:s text:c="8"/></text:p>
      <text:p text:style-name="P4"><text:s text:c="8"/>$tags = $em-&gt;getRepository('BlogBundle:Tag')-&gt;getWithPosts(); //pobranie wszystkich tagów, które mają posty</text:p>
      <text:p text:style-name="P4"><text:s text:c="8"/></text:p>
      <text:p text:style-name="P4"><text:soft-page-break/><text:s text:c="8"/>$archives = $em-&gt;getRepository('BlogBundle:Post')-&gt;getArchives();</text:p>
      <text:p text:style-name="P4"><text:s text:c="8"/></text:p>
      <text:p text:style-name="P4"><text:s text:c="8"/><text:span text:style-name="T1">$recent_posts = $em-&gt;getRepository('BlogBundle:Post')-&gt;findBy(array(), array(), 10);</text:span></text:p>
      <text:p text:style-name="P4"><text:s text:c="8"/></text:p>
      <text:p text:style-name="P4"><text:s text:c="8"/>return $this-&gt;render('BlogBundle:Category:show.html.twig', array(</text:p>
      <text:p text:style-name="P4"><text:s text:c="12"/>'category' =&gt; $category,</text:p>
      <text:p text:style-name="P4"><text:s text:c="12"/>'categories' =&gt; $categories,</text:p>
      <text:p text:style-name="P4"><text:s text:c="12"/>'tags' =&gt; $tags,</text:p>
      <text:p text:style-name="P4"><text:s text:c="12"/>'archives' =&gt; $archives,</text:p>
      <text:p text:style-name="P4"><text:s text:c="12"/><text:span text:style-name="T1">'recent_posts' =&gt; $recent_posts,</text:span></text:p>
      <text:p text:style-name="P4"><text:s text:c="8"/>));</text:p>
      <text:p text:style-name="P4"><text:s text:c="4"/>}</text:p>
      <text:p text:style-name="P4"/>
      <text:p text:style-name="P12">src\BlogBundle\Controller\<text:span text:style-name="T3">TagController.php </text:span></text:p>
      <text:p text:style-name="P4"><text:s text:c="4"/>public function showAction($slug)</text:p>
      <text:p text:style-name="P4"><text:s text:c="4"/>{</text:p>
      <text:p text:style-name="P4"><text:s text:c="8"/>$em = $this-&gt;getDoctrine()-&gt;getManager();</text:p>
      <text:p text:style-name="P4"><text:s/></text:p>
      <text:p text:style-name="P4"><text:s text:c="8"/>$tag = $em-&gt;getRepository('BlogBundle:Tag')-&gt;findOneBySlug($slug);</text:p>
      <text:p text:style-name="P4"><text:s text:c="8"/></text:p>
      <text:p text:style-name="P4"><text:s text:c="8"/>if (!$tag) {</text:p>
      <text:p text:style-name="P4"><text:s text:c="12"/>throw $this-&gt;createNotFoundException('Unable to find Tag entity.');</text:p>
      <text:p text:style-name="P4"><text:s text:c="8"/>}</text:p>
      <text:p text:style-name="P4"><text:s text:c="8"/></text:p>
      <text:p text:style-name="P4"><text:s text:c="8"/>$tag-&gt;setActivePosts($em-&gt;getRepository('BlogBundle:Post')-&gt;getPostsFromTag($tag-&gt;getId()));</text:p>
      <text:p text:style-name="P4"><text:s text:c="8"/></text:p>
      <text:p text:style-name="P4"><text:s text:c="8"/>$categories = $em-&gt;getRepository('BlogBundle:Category')-&gt;getWithPosts(); //pobranie wszystkich kategorii, które mają posty</text:p>
      <text:p text:style-name="P4"><text:s text:c="8"/></text:p>
      <text:p text:style-name="P4"><text:s text:c="8"/>$tags = $em-&gt;getRepository('BlogBundle:Tag')-&gt;getWithPosts(); //pobranie wszystkich tagów, które mają posty</text:p>
      <text:p text:style-name="P4"><text:s text:c="8"/></text:p>
      <text:p text:style-name="P4"><text:s text:c="8"/>$archives = $em-&gt;getRepository('BlogBundle:Post')-&gt;getArchives();</text:p>
      <text:p text:style-name="P4"><text:s text:c="8"/></text:p>
      <text:p text:style-name="P4"><text:s text:c="8"/><text:span text:style-name="T1">$recent_posts = $em-&gt;getRepository('BlogBundle:Post')-&gt;findBy(array(), array(), 10);</text:span></text:p>
      <text:p text:style-name="P4"><text:s text:c="8"/></text:p>
      <text:p text:style-name="P4"><text:s text:c="8"/>return $this-&gt;render('BlogBundle:Tag:show.html.twig', array(</text:p>
      <text:p text:style-name="P4"><text:s text:c="12"/>'tag' =&gt; $tag,</text:p>
      <text:p text:style-name="P4"><text:s text:c="12"/>'categories' =&gt; $categories,</text:p>
      <text:p text:style-name="P4"><text:s text:c="12"/>'tags' =&gt; $tags,</text:p>
      <text:p text:style-name="P4"><text:s text:c="12"/>'archives' =&gt; $archives,</text:p>
      <text:p text:style-name="P4"><text:s text:c="12"/><text:span text:style-name="T1">'recent_posts' =&gt; $recent_posts,</text:span></text:p>
      <text:p text:style-name="P4"><text:s text:c="8"/>));</text:p>
      <text:p text:style-name="P4"><text:s text:c="4"/>}</text:p>
      <text:p text:style-name="P4"/>
      <text:p text:style-name="P12">2. W templatce wyświetlamy 5 ostatnio dodanych postów:</text:p>
      <text:p text:style-name="P12">src\BlogBundle\Resources\views\Post\<text:span text:style-name="T3">_sidebar.html.twig</text:span> </text:p>
      <text:p text:style-name="P12"><text:s text:c="4"/>&lt;div class="page-header"&gt;</text:p>
      <text:p text:style-name="P12"><text:s text:c="8"/>&lt;h4&gt;{{'Recent Posts'|upper}}&lt;/h4&gt;</text:p>
      <text:p text:style-name="P12"><text:s text:c="4"/>&lt;/div&gt; <text:s text:c="3"/></text:p>
      <text:p text:style-name="P14"><text:s text:c="4"/>{% for entity in recent_posts|slice(0, 5) %}</text:p>
      <text:p text:style-name="P14"><text:s text:c="8"/>&lt;blockquote&gt;</text:p>
      <text:p text:style-name="P14"><text:s text:c="12"/>&lt;p&gt;&lt;a href="{{ path('post_show', { 'id': entity.id, 'category': entity.category.slug, 'title': entity.titleslug }) }}"&gt;{{ entity.title|title|raw }}&lt;/a&gt;&lt;/p&gt;</text:p>
      <text:p text:style-name="P14"><text:s text:c="12"/>&lt;small&gt;{% if entity.publishedat %}{{ entity.publishedat|date('l, F j, Y') }}{% endif %}&lt;/small&gt;</text:p>
      <text:p text:style-name="P14"><text:s text:c="8"/>&lt;/blockquote&gt;</text:p>
      <text:p text:style-name="P14"><text:s text:c="4"/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30M5S</meta:editing-duration>
    <meta:editing-cycles>44</meta:editing-cycles>
    <meta:generator>OpenOffice.org/3.3$Win32 OpenOffice.org_project/330m20$Build-9567</meta:generator>
    <dc:date>2015-12-29T12:19:59.86</dc:date>
    <dc:creator>szymon idczak</dc:creator>
    <meta:document-statistic meta:table-count="0" meta:image-count="0" meta:object-count="0" meta:page-count="8" meta:paragraph-count="415" meta:word-count="1218" meta:character-count="17047"/>
    <meta:user-defined meta:name="Info 1"/>
    <meta:user-defined meta:name="Info 2"/>
    <meta:user-defined meta:name="Info 3"/>
    <meta:user-defined meta:name="Info 4"/>
  </office:meta>
</office:document-meta>
</file>